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E422C Project 3 “Word Ladder” Test Plan</text:p>
      <text:p text:style-name="Standard"/>
      <text:p text:style-name="Standard">Christopher Sauceda ces3723</text:p>
      <text:p text:style-name="Standard"/>
      <text:p text:style-name="Standard"/>
      <text:p text:style-name="Standard">Summary</text:p>
      <text:p text:style-name="Standard"/>
      <text:p text:style-name="Standard">We tested each method individually for accuracy. Using JUNIT, we made sure that printLadder(), getWordLadderXXX, and subsequent helper methods returned specified results based on cases submitted. Randomly using two words from the dictionary, we compared ladder sizes against the BFS and DFS implementations (assuming one of the methods found a ladder at all).</text:p>
      <text:p text:style-name="Standard"/>
      <text:list xml:id="list128040504227265401" text:style-name="L4">
        <text:list-item>
          <text:p text:style-name="P2"/>
        </text:list-item>
      </text:list>
      <text:list xml:id="list4801735436459717883" text:style-name="L3">
        <text:list-item>
          <text:list>
            <text:list-item>
              <text:p text:style-name="P1">findSimChars (helper method for DFS)</text:p>
            </text:list-item>
            <text:list-item>
              <text:p text:style-name="P1">finds number of characters in common between words</text:p>
            </text:list-item>
            <text:list-item>
              <text:p text:style-name="P1">Generate 2 Strings from dictionary.</text:p>
            </text:list-item>
            <text:list-item>
              <text:p text:style-name="P1">Correct number of shared characters</text:p>
            </text:list-item>
            <text:list-item>
              <text:p text:style-name="P1">If number matches expected sim char count</text:p>
            </text:list-item>
            <text:list-item>
              <text:p text:style-name="P1">Should ignore case of words, so words with same characters in different case have all chars in common.</text:p>
            </text:list-item>
          </text:list>
        </text:list-item>
        <text:list-item>
          <text:p text:style-name="P1"/>
          <text:list>
            <text:list-item>
              <text:p text:style-name="P1">SortByProximity (helper method for DFS)</text:p>
            </text:list-item>
            <text:list-item>
              <text:p text:style-name="P1">Checks that words are ordered according to the number of characters in common with the passed String</text:p>
            </text:list-item>
            <text:list-item>
              <text:p text:style-name="P1">Generate a list of words from the dictionary, take another word and put in a String.</text:p>
            </text:list-item>
            <text:list-item>
              <text:p text:style-name="P1">List sorted by chars in common</text:p>
            </text:list-item>
            <text:list-item>
              <text:p text:style-name="P1">Proper descending order</text:p>
            </text:list-item>
          </text:list>
        </text:list-item>
        <text:list-item>
          <text:p text:style-name="P1"/>
          <text:list>
            <text:list-item>
              <text:p text:style-name="P1">isOneLtrDiff (helper method for DFS)</text:p>
            </text:list-item>
            <text:list-item>
              <text:p text:style-name="P1">Checks if 2 Strings have at most 1 difference in characters (using index)</text:p>
            </text:list-item>
            <text:list-item>
              <text:p text:style-name="P1">Generate 2 Strings that have one letter that's different, 2 Strings that have more than 1 letter difference</text:p>
            </text:list-item>
            <text:list-item>
              <text:p text:style-name="P1">Returns true if words are the same or no more than 1 letter difference, false otherwise</text:p>
            </text:list-item>
            <text:list-item>
              <text:p text:style-name="P1">If function is true or not depending on expected result</text:p>
            </text:list-item>
            <text:list-item>
              <text:p text:style-name="P1">Should also ignore case. </text:p>
            </text:list-item>
          </text:list>
        </text:list-item>
        <text:list-item>
          <text:p text:style-name="P1"/>
          <text:list>
            <text:list-item>
              <text:p text:style-name="P1">OneLtrDiff (helper method for DFS)</text:p>
            </text:list-item>
            <text:list-item>
              <text:p text:style-name="P1">Generates a list of words from the dictionary that have one letter differences</text:p>
            </text:list-item>
            <text:list-item>
              <text:p text:style-name="P1">Make sure dictionary is made and make a String from the dictionary (making sure dictionary set doesn't also have that word)</text:p>
            </text:list-item>
            <text:list-item>
              <text:p text:style-name="P1">returned list should only contain words with 1 letter differences</text:p>
            </text:list-item>
            <text:list-item>
              <text:p text:style-name="P1">if list contains duplicates, words with more than 1 difference, fails. </text:p>
            </text:list-item>
            <text:list-item>
              <text:p text:style-name="P1">Case where resulting list should be empty is checked</text:p>
            </text:list-item>
          </text:list>
        </text:list-item>
        <text:list-item>
          <text:p text:style-name="P1"/>
          <text:list>
            <text:list-item>
              <text:p text:style-name="P1">GetWordLadderDFS/BFS random word search</text:p>
            </text:list-item>
            <text:list-item>
              <text:p text:style-name="P1">Compares against BFS for presence of ladder and length of ladder</text:p>
            </text:list-item>
            <text:list-item>
              <text:p text:style-name="P1">Make sure dictionary is built</text:p>
            </text:list-item>
            <text:list-item>
              <text:p text:style-name="P1">Expect if one XXX method gets a ladder, the other should have one too. Same for not having a ladder.</text:p>
            </text:list-item>
            <text:list-item>
              <text:p text:style-name="P1"><text:soft-page-break/>If one doesn't find a ladder when the other does, one fails. Make sure no duplicates.</text:p>
            </text:list-item>
            <text:list-item>
              <text:p text:style-name="P1">Ladder lengths aren't expected to be the same between DFS and BFS. Random word selection means ladders of different lengths (even some that may overflow) will be inpu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Sauceda</meta:initial-creator>
    <meta:creation-date>2016-09-29T13:05:10</meta:creation-date>
    <meta:document-statistic meta:table-count="0" meta:image-count="0" meta:object-count="0" meta:page-count="2" meta:paragraph-count="33" meta:word-count="407" meta:character-count="2357"/>
    <dc:date>2016-09-29T14:21:34</dc:date>
    <dc:creator>Christopher Sauceda</dc:creator>
    <meta:editing-duration>PT6M28S</meta:editing-duration>
    <meta:editing-cycles>1</meta:editing-cycles>
    <meta:generator>OpenOffice/4.1.2$Unix OpenOffice.org_project/412m3$Build-9782</meta:generator>
  </office:meta>
</office:document-meta>
</file>